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cc6c1d" style:font-name="Monospace" fo:font-size="10pt" style:font-size-asian="10pt"/>
    </style:style>
    <style:style style:name="T2" style:family="text">
      <style:text-properties fo:color="#d9e8f7" style:font-name="Monospace" fo:font-size="10pt" style:font-size-asian="10pt"/>
    </style:style>
    <style:style style:name="T3" style:family="text">
      <style:text-properties fo:color="#e6e6fa" style:font-name="Monospace" fo:font-size="10pt" style:font-size-asian="10pt"/>
    </style:style>
    <style:style style:name="T4" style:family="text">
      <style:text-properties fo:color="#1290c3" style:font-name="Monospace" fo:font-size="10pt" style:font-size-asian="10pt"/>
    </style:style>
    <style:style style:name="T5" style:family="text">
      <style:text-properties fo:color="#f9faf4" style:font-name="Monospace" fo:font-size="10pt" style:font-size-asian="10pt"/>
    </style:style>
    <style:style style:name="T6" style:family="text">
      <style:text-properties fo:color="#1eb540" style:font-name="Monospace" fo:font-size="10pt" style:font-size-asian="10pt"/>
    </style:style>
    <style:style style:name="T7" style:family="text">
      <style:text-properties fo:color="#79abff" style:font-name="Monospace" fo:font-size="10pt" style:font-size-asian="10pt"/>
    </style:style>
    <style:style style:name="T8" style:family="text">
      <style:text-properties fo:color="#f2f200" style:font-name="Monospace" fo:font-size="10pt" style:font-size-asian="10pt"/>
    </style:style>
    <style:style style:name="T9" style:family="text">
      <style:text-properties fo:color="#f2f200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6897bb" style:font-name="Monospace" fo:font-size="10pt" style:font-size-asian="10pt"/>
    </style:style>
    <style:style style:name="T11" style:family="text">
      <style:text-properties fo:color="#a7ec21" style:font-name="Monospace" fo:font-size="10pt" style:font-size-asian="10pt"/>
    </style:style>
    <style:style style:name="T12" style:family="text">
      <style:text-properties fo:color="#8ddaf8" style:font-name="Monospace" fo:font-size="10pt" fo:font-style="italic" fo:font-weight="bold" style:font-size-asian="10pt" style:font-style-asian="italic" style:font-weight-asian="bold"/>
    </style:style>
    <style:style style:name="T13" style:family="text">
      <style:text-properties fo:color="#f3ec79" style:font-name="Monospace" fo:font-size="10pt" style:font-size-asian="10pt"/>
    </style:style>
    <style:style style:name="T14" style:family="text">
      <style:text-properties fo:color="#17c6a3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test</text:span><text:span text:style-name="T3">;</text:span></text:p>
      <text:p text:style-name="P2"/>
      <text:p text:style-name="P1"><text:span text:style-name="T1">import</text:span><text:span text:style-name="T2"> java</text:span><text:span text:style-name="T3">.</text:span><text:span text:style-name="T2">util</text:span><text:span text:style-name="T3">.</text:span><text:span text:style-name="T2">Scanner</text:span><text:span text:style-name="T3">;</text:span></text:p>
      <text:p text:style-name="P2"/>
      <text:p text:style-name="P1"><text:span text:style-name="T1">public</text:span><text:span text:style-name="T2"> </text:span><text:span text:style-name="T1">class</text:span><text:span text:style-name="T2"> </text:span><text:span text:style-name="T4">age20</text:span><text:span text:style-name="T2"> </text:span><text:span text:style-name="T5">{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6">main</text:span><text:span text:style-name="T5">(</text:span><text:span text:style-name="T4">String</text:span><text:span text:style-name="T2"> </text:span><text:span text:style-name="T5">[]</text:span><text:span text:style-name="T2"> </text:span><text:span text:style-name="T7">argument</text:span><text:span text:style-name="T5">)</text:span><text:span text:style-name="T2"> </text:span></text:p>
      <text:p text:style-name="P1"><text:span text:style-name="T2"><text:tab/></text:span><text:span text:style-name="T5">{</text:span></text:p>
      <text:p text:style-name="P1"><text:span text:style-name="T2"><text:tab/><text:tab/></text:span><text:span text:style-name="T1">int</text:span><text:span text:style-name="T2"> </text:span><text:span text:style-name="T8">i</text:span><text:span text:style-name="T2"> </text:span><text:span text:style-name="T3">=</text:span><text:span text:style-name="T10">1</text:span><text:span text:style-name="T3">;</text:span></text:p>
      <text:p text:style-name="P1"><text:span text:style-name="T2"><text:tab/><text:tab/></text:span><text:span text:style-name="T1">int</text:span><text:span text:style-name="T2"> </text:span><text:span text:style-name="T8">count</text:span><text:span text:style-name="T3">=</text:span><text:span text:style-name="T2"> </text:span><text:span text:style-name="T10">0</text:span><text:span text:style-name="T3">;</text:span></text:p>
      <text:p text:style-name="P1"><text:span text:style-name="T2"><text:tab/><text:tab/></text:span><text:span text:style-name="T1">int</text:span><text:span text:style-name="T2"> </text:span><text:span text:style-name="T8">age</text:span><text:span text:style-name="T2"> </text:span><text:span text:style-name="T3">=</text:span><text:span text:style-name="T10">1</text:span><text:span text:style-name="T3">;</text:span></text:p>
      <text:p text:style-name="P1"><text:span text:style-name="T2"><text:tab/><text:tab/></text:span></text:p>
      <text:p text:style-name="P1"><text:span text:style-name="T2"><text:tab/><text:tab/></text:span></text:p>
      <text:p text:style-name="P1"><text:span text:style-name="T2"><text:tab/><text:tab/></text:span><text:span text:style-name="T4">Scanner</text:span><text:span text:style-name="T2"> </text:span><text:span text:style-name="T9">sc</text:span><text:span text:style-name="T2"> </text:span><text:span text:style-name="T3">=</text:span><text:span text:style-name="T2"> </text:span><text:span text:style-name="T1">new</text:span><text:span text:style-name="T2"> </text:span><text:span text:style-name="T11">Scanner</text:span><text:span text:style-name="T2"> </text:span><text:span text:style-name="T5">(</text:span><text:span text:style-name="T4">System</text:span><text:span text:style-name="T3">.</text:span><text:span text:style-name="T12">in</text:span><text:span text:style-name="T5">)</text:span><text:span text:style-name="T3">;</text:span></text:p>
      <text:p text:style-name="P1"><text:span text:style-name="T2"><text:tab/><text:tab/></text:span></text:p>
      <text:p text:style-name="P1"><text:span text:style-name="T2"><text:tab/><text:tab/></text:span><text:span text:style-name="T1">while</text:span><text:span text:style-name="T5">(</text:span><text:span text:style-name="T13">i</text:span><text:span text:style-name="T3">&lt;</text:span><text:span text:style-name="T10">20</text:span><text:span text:style-name="T5">)</text:span><text:span text:style-name="T2"> </text:span><text:span text:style-name="T5">{</text:span></text:p>
      <text:p text:style-name="P1"><text:span text:style-name="T2"><text:tab/><text:tab/><text:tab/></text:span><text:span text:style-name="T4">System</text:span><text:span text:style-name="T3">.</text:span><text:span text:style-name="T12">out</text:span><text:span text:style-name="T3">.</text:span><text:span text:style-name="T11">println</text:span><text:span text:style-name="T5">(</text:span><text:span text:style-name="T14">"age"</text:span><text:span text:style-name="T5">)</text:span><text:span text:style-name="T3">;</text:span></text:p>
      <text:p text:style-name="P1"><text:span text:style-name="T2"><text:tab/><text:tab/><text:tab/></text:span><text:span text:style-name="T13">age</text:span><text:span text:style-name="T2"> </text:span><text:span text:style-name="T3">=</text:span><text:span text:style-name="T2"> </text:span><text:span text:style-name="T13">sc</text:span><text:span text:style-name="T3">.</text:span><text:span text:style-name="T11">nextInt</text:span><text:span text:style-name="T5">()</text:span><text:span text:style-name="T3">;</text:span></text:p>
      <text:p text:style-name="P1"><text:span text:style-name="T2"><text:tab/><text:tab/><text:tab/></text:span><text:span text:style-name="T1">if</text:span><text:span text:style-name="T2"> </text:span><text:span text:style-name="T5">(</text:span><text:span text:style-name="T13">age</text:span><text:span text:style-name="T2"> </text:span><text:span text:style-name="T3">&lt;</text:span><text:span text:style-name="T10">20</text:span><text:span text:style-name="T5">)</text:span><text:span text:style-name="T2"> </text:span><text:span text:style-name="T5">{</text:span></text:p>
      <text:p text:style-name="P1"><text:span text:style-name="T2"><text:tab/><text:tab/><text:tab/><text:tab/></text:span><text:span text:style-name="T13">count</text:span><text:span text:style-name="T3">++;</text:span></text:p>
      <text:p text:style-name="P1"><text:span text:style-name="T2"><text:tab/><text:tab/><text:tab/></text:span><text:span text:style-name="T5">}</text:span></text:p>
      <text:p text:style-name="P1"><text:span text:style-name="T2"><text:tab/><text:tab/></text:span><text:span text:style-name="T13">i</text:span><text:span text:style-name="T3">++;</text:span></text:p>
      <text:p text:style-name="P1"><text:span text:style-name="T2"><text:tab/><text:tab/></text:span><text:span text:style-name="T5">}</text:span></text:p>
      <text:p text:style-name="P1"><text:span text:style-name="T2"><text:tab/><text:tab/></text:span></text:p>
      <text:p text:style-name="P1"><text:span text:style-name="T2"><text:tab/><text:tab/> <text:s text:c="2"/></text:span><text:span text:style-name="T4">System</text:span><text:span text:style-name="T3">.</text:span><text:span text:style-name="T12">out</text:span><text:span text:style-name="T3">.</text:span><text:span text:style-name="T11">println</text:span><text:span text:style-name="T5">(</text:span><text:span text:style-name="T13">count</text:span><text:span text:style-name="T2"> </text:span><text:span text:style-name="T3">+</text:span><text:span text:style-name="T2"> </text:span><text:span text:style-name="T14">" moins de 20 ans"</text:span><text:span text:style-name="T5">)</text:span><text:span text:style-name="T3">;</text:span></text:p>
      <text:p text:style-name="P1"><text:span text:style-name="T5">}</text:span><text:span text:style-name="T2"><text:tab/><text:tab/> </text:span></text:p>
      <text:p text:style-name="P1"><text:span text:style-name="T2"><text:tab/></text:span><text:span text:style-name="T5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8:04:40.821325618</meta:creation-date>
    <dc:date>2018-12-08T18:05:05.416469657</dc:date>
    <meta:editing-duration>PT25S</meta:editing-duration>
    <meta:editing-cycles>1</meta:editing-cycles>
    <meta:document-statistic meta:table-count="0" meta:image-count="0" meta:object-count="0" meta:page-count="1" meta:paragraph-count="24" meta:word-count="53" meta:character-count="357" meta:non-whitespace-character-count="274"/>
    <meta:generator>LibreOffice/6.0.6.2$Linux_X86_64 LibreOffice_project/00m0$Build-2</meta:generator>
  </office:meta>
</office:document-meta>
</file>